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53171" officeooo:paragraph-rsid="002c8f2b"/>
    </style:style>
    <style:style style:name="P2" style:family="paragraph" style:parent-style-name="Text_20_body">
      <style:text-properties officeooo:rsid="00506379" officeooo:paragraph-rsid="00506379"/>
    </style:style>
    <style:style style:name="P3" style:family="paragraph" style:parent-style-name="Standard">
      <style:text-properties officeooo:rsid="00253171" officeooo:paragraph-rsid="003c9f99"/>
    </style:style>
    <style:style style:name="P4" style:family="paragraph" style:parent-style-name="Standard">
      <style:text-properties officeooo:rsid="00253171" officeooo:paragraph-rsid="00324e47"/>
    </style:style>
    <style:style style:name="P5" style:family="paragraph" style:parent-style-name="Standard">
      <style:text-properties officeooo:rsid="00324e47" officeooo:paragraph-rsid="00324e47"/>
    </style:style>
    <style:style style:name="P6" style:family="paragraph" style:parent-style-name="Standard">
      <style:text-properties officeooo:rsid="003282c5" officeooo:paragraph-rsid="003282c5"/>
    </style:style>
    <style:style style:name="P7" style:family="paragraph" style:parent-style-name="Standard">
      <style:text-properties officeooo:rsid="003c9f99" officeooo:paragraph-rsid="003c9f99"/>
    </style:style>
    <style:style style:name="P8" style:family="paragraph" style:parent-style-name="Standard">
      <style:text-properties officeooo:paragraph-rsid="003c9f99"/>
    </style:style>
    <style:style style:name="P9" style:family="paragraph" style:parent-style-name="Standard">
      <style:text-properties officeooo:rsid="0041b0c0" officeooo:paragraph-rsid="004c2106"/>
    </style:style>
    <style:style style:name="P10" style:family="paragraph" style:parent-style-name="Standard">
      <style:text-properties officeooo:rsid="003282c5" officeooo:paragraph-rsid="00347db4" fo:background-color="#ffff00"/>
    </style:style>
    <style:style style:name="P11" style:family="paragraph" style:parent-style-name="Standard">
      <style:text-properties officeooo:rsid="00506379" officeooo:paragraph-rsid="00506379"/>
    </style:style>
    <style:style style:name="T1" style:family="text">
      <style:text-properties officeooo:rsid="00223ed3"/>
    </style:style>
    <style:style style:name="T2" style:family="text">
      <style:text-properties officeooo:rsid="0022ed34"/>
    </style:style>
    <style:style style:name="T3" style:family="text">
      <style:text-properties officeooo:rsid="00253c65"/>
    </style:style>
    <style:style style:name="T4" style:family="text">
      <style:text-properties officeooo:rsid="002577cd"/>
    </style:style>
    <style:style style:name="T5" style:family="text">
      <style:text-properties officeooo:rsid="00268e17"/>
    </style:style>
    <style:style style:name="T6" style:family="text">
      <style:text-properties officeooo:rsid="0027e1a9"/>
    </style:style>
    <style:style style:name="T7" style:family="text">
      <style:text-properties officeooo:rsid="0029c487"/>
    </style:style>
    <style:style style:name="T8" style:family="text">
      <style:text-properties officeooo:rsid="002b0c71"/>
    </style:style>
    <style:style style:name="T9" style:family="text">
      <style:text-properties officeooo:rsid="002bb7e9"/>
    </style:style>
    <style:style style:name="T10" style:family="text">
      <style:text-properties officeooo:rsid="002c8f2b"/>
    </style:style>
    <style:style style:name="T11" style:family="text">
      <style:text-properties officeooo:rsid="00342c30"/>
    </style:style>
    <style:style style:name="T12" style:family="text">
      <style:text-properties officeooo:rsid="00347db4"/>
    </style:style>
    <style:style style:name="T13" style:family="text">
      <style:text-properties officeooo:rsid="0034e6c5"/>
    </style:style>
    <style:style style:name="T14" style:family="text">
      <style:text-properties officeooo:rsid="00356d0e"/>
    </style:style>
    <style:style style:name="T15" style:family="text">
      <style:text-properties officeooo:rsid="003670e8"/>
    </style:style>
    <style:style style:name="T16" style:family="text">
      <style:text-properties officeooo:rsid="0036b7bd"/>
    </style:style>
    <style:style style:name="T17" style:family="text">
      <style:text-properties officeooo:rsid="00387cfa"/>
    </style:style>
    <style:style style:name="T18" style:family="text">
      <style:text-properties officeooo:rsid="0039a679"/>
    </style:style>
    <style:style style:name="T19" style:family="text">
      <style:text-properties officeooo:rsid="003ade47"/>
    </style:style>
    <style:style style:name="T20" style:family="text">
      <style:text-properties officeooo:rsid="003b714d"/>
    </style:style>
    <style:style style:name="T21" style:family="text">
      <style:text-properties officeooo:rsid="003bcf1d"/>
    </style:style>
    <style:style style:name="T22" style:family="text">
      <style:text-properties officeooo:rsid="003c9f99"/>
    </style:style>
    <style:style style:name="T23" style:family="text">
      <style:text-properties officeooo:rsid="003cdcf6"/>
    </style:style>
    <style:style style:name="T24" style:family="text">
      <style:text-properties officeooo:rsid="003d6ac1"/>
    </style:style>
    <style:style style:name="T25" style:family="text">
      <style:text-properties officeooo:rsid="003e5ead"/>
    </style:style>
    <style:style style:name="T26" style:family="text">
      <style:text-properties officeooo:rsid="00253171"/>
    </style:style>
    <style:style style:name="T27" style:family="text">
      <style:text-properties officeooo:rsid="00404d17"/>
    </style:style>
    <style:style style:name="T28" style:family="text">
      <style:text-properties officeooo:rsid="0041b0c0"/>
    </style:style>
    <style:style style:name="T29" style:family="text">
      <style:text-properties officeooo:rsid="00428eb1"/>
    </style:style>
    <style:style style:name="T30" style:family="text">
      <style:text-properties officeooo:rsid="00450cce"/>
    </style:style>
    <style:style style:name="T31" style:family="text">
      <style:text-properties officeooo:rsid="00480073"/>
    </style:style>
    <style:style style:name="T32" style:family="text">
      <style:text-properties officeooo:rsid="00488723"/>
    </style:style>
    <style:style style:name="T33" style:family="text">
      <style:text-properties officeooo:rsid="0048886a"/>
    </style:style>
    <style:style style:name="T34" style:family="text">
      <style:text-properties officeooo:rsid="00488cb5"/>
    </style:style>
    <style:style style:name="T35" style:family="text">
      <style:text-properties officeooo:rsid="004a2b92"/>
    </style:style>
    <style:style style:name="T36" style:family="text">
      <style:text-properties officeooo:rsid="004c2106"/>
    </style:style>
    <style:style style:name="T37" style:family="text">
      <style:text-properties officeooo:rsid="004db845"/>
    </style:style>
    <style:style style:name="T38" style:family="text">
      <style:text-properties officeooo:rsid="004df321"/>
    </style:style>
    <style:style style:name="T39" style:family="text">
      <style:text-properties fo:background-color="#ffff00" loext:char-shading-value="0"/>
    </style:style>
    <style:style style:name="T40" style:family="text">
      <style:text-properties officeooo:rsid="00223ed3" fo:background-color="#ffff00" loext:char-shading-value="0"/>
    </style:style>
    <style:style style:name="T41" style:family="text">
      <style:text-properties officeooo:rsid="00223ed3" fo:background-color="#ffff00" loext:char-shading-value="0"/>
    </style:style>
    <style:style style:name="T42" style:family="text">
      <style:text-properties officeooo:rsid="0027e1a9" fo:background-color="#ffff00" loext:char-shading-value="0"/>
    </style:style>
    <style:style style:name="T43" style:family="text">
      <style:text-properties officeooo:rsid="0027e1a9" fo:background-color="#ffff00" loext:char-shading-value="0"/>
    </style:style>
    <style:style style:name="T44" style:family="text">
      <style:text-properties officeooo:rsid="0022ed34" fo:background-color="#ffff00" loext:char-shading-value="0"/>
    </style:style>
    <style:style style:name="T45" style:family="text">
      <style:text-properties officeooo:rsid="0022ed34" fo:background-color="#ffff00" loext:char-shading-value="0"/>
    </style:style>
    <style:style style:name="T46" style:family="text">
      <style:text-properties officeooo:rsid="003cdcf6" fo:background-color="#ffff00" loext:char-shading-value="0"/>
    </style:style>
    <style:style style:name="T47" style:family="text">
      <style:text-properties officeooo:rsid="003cdcf6" fo:background-color="#ffff00" loext:char-shading-value="0"/>
    </style:style>
    <style:style style:name="T48" style:family="text">
      <style:text-properties officeooo:rsid="00253171" fo:background-color="#ffff00" loext:char-shading-value="0"/>
    </style:style>
    <style:style style:name="T49" style:family="text">
      <style:text-properties officeooo:rsid="00253171" fo:background-color="#ffff00" loext:char-shading-value="0"/>
    </style:style>
    <style:style style:name="T50" style:family="text">
      <style:text-properties officeooo:rsid="0029c487" fo:background-color="#ffff00" loext:char-shading-value="0"/>
    </style:style>
    <style:style style:name="T51" style:family="text">
      <style:text-properties officeooo:rsid="0029c487" fo:background-color="#ffff00" loext:char-shading-value="0"/>
    </style:style>
    <style:style style:name="T52" style:family="text">
      <style:text-properties officeooo:rsid="003d6ac1" fo:background-color="#ffff00" loext:char-shading-value="0"/>
    </style:style>
    <style:style style:name="T53" style:family="text">
      <style:text-properties officeooo:rsid="003d6ac1" fo:background-color="#ffff00" loext:char-shading-value="0"/>
    </style:style>
    <style:style style:name="T54" style:family="text">
      <style:text-properties officeooo:rsid="003e5ead" fo:background-color="#ffff00" loext:char-shading-value="0"/>
    </style:style>
    <style:style style:name="T55" style:family="text">
      <style:text-properties officeooo:rsid="003e5ead" fo:background-color="#ffff00" loext:char-shading-value="0"/>
    </style:style>
    <style:style style:name="T56" style:family="text">
      <style:text-properties officeooo:rsid="002b0c71" fo:background-color="#ffff00" loext:char-shading-value="0"/>
    </style:style>
    <style:style style:name="T57" style:family="text">
      <style:text-properties officeooo:rsid="002b0c71" fo:background-color="#ffff00" loext:char-shading-value="0"/>
    </style:style>
    <style:style style:name="T58" style:family="text">
      <style:text-properties officeooo:rsid="00404d17" fo:background-color="#ffff00" loext:char-shading-value="0"/>
    </style:style>
    <style:style style:name="T59" style:family="text">
      <style:text-properties officeooo:rsid="00404d17" fo:background-color="#ffff00" loext:char-shading-value="0"/>
    </style:style>
    <style:style style:name="T60" style:family="text">
      <style:text-properties officeooo:rsid="00253c65" fo:background-color="#ffff00" loext:char-shading-value="0"/>
    </style:style>
    <style:style style:name="T61" style:family="text">
      <style:text-properties officeooo:rsid="00253c65" fo:background-color="#ffff00" loext:char-shading-value="0"/>
    </style:style>
    <style:style style:name="T62" style:family="text">
      <style:text-properties officeooo:rsid="002bb7e9" fo:background-color="#ffff00" loext:char-shading-value="0"/>
    </style:style>
    <style:style style:name="T63" style:family="text">
      <style:text-properties officeooo:rsid="002bb7e9" fo:background-color="#ffff00" loext:char-shading-value="0"/>
    </style:style>
    <style:style style:name="T64" style:family="text">
      <style:text-properties officeooo:rsid="002c8f2b" fo:background-color="#ffff00" loext:char-shading-value="0"/>
    </style:style>
    <style:style style:name="T65" style:family="text">
      <style:text-properties officeooo:rsid="002c8f2b" fo:background-color="#ffff00" loext:char-shading-value="0"/>
    </style:style>
    <style:style style:name="T66" style:family="text">
      <style:text-properties officeooo:rsid="00268e17" fo:background-color="#ffff00" loext:char-shading-value="0"/>
    </style:style>
    <style:style style:name="T67" style:family="text">
      <style:text-properties officeooo:rsid="00268e17" fo:background-color="#ffff00" loext:char-shading-value="0"/>
    </style:style>
    <style:style style:name="T68" style:family="text">
      <style:text-properties officeooo:rsid="002577cd" fo:background-color="#ffff00" loext:char-shading-value="0"/>
    </style:style>
    <style:style style:name="T69" style:family="text">
      <style:text-properties officeooo:rsid="002577cd" fo:background-color="#ffff00" loext:char-shading-value="0"/>
    </style:style>
    <style:style style:name="T70" style:family="text">
      <style:text-properties officeooo:rsid="00347db4" fo:background-color="#ffff00" loext:char-shading-value="0"/>
    </style:style>
    <style:style style:name="T71" style:family="text">
      <style:text-properties officeooo:rsid="00347db4" fo:background-color="#ffff00" loext:char-shading-value="0"/>
    </style:style>
    <style:style style:name="T72" style:family="text">
      <style:text-properties fo:background-color="#ffff00" loext:char-shading-value="0"/>
    </style:style>
    <style:style style:name="T73" style:family="text">
      <style:text-properties officeooo:rsid="00480073" fo:background-color="#ffff00" loext:char-shading-value="0"/>
    </style:style>
    <style:style style:name="T74" style:family="text">
      <style:text-properties officeooo:rsid="00480073" fo:background-color="#ffff00" loext:char-shading-value="0"/>
    </style:style>
    <style:style style:name="T75" style:family="text">
      <style:text-properties officeooo:rsid="0034e6c5" fo:background-color="#ffff00" loext:char-shading-value="0"/>
    </style:style>
    <style:style style:name="T76" style:family="text">
      <style:text-properties officeooo:rsid="0034e6c5" fo:background-color="#ffff00" loext:char-shading-value="0"/>
    </style:style>
    <style:style style:name="T77" style:family="text">
      <style:text-properties style:text-position="super 58%"/>
    </style:style>
    <style:style style:name="T78" style:family="text">
      <style:text-properties style:text-position="0% 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Takeaways</text:p>
      <text:p text:style-name="P5"/>
      <text:p text:style-name="P10"><text:span text:style-name="T28">I plan to develop my c</text:span>ommunication skills, <text:span text:style-name="T28">l</text:span>eadership skills, <text:span text:style-name="T11">motivation skills, </text:span><text:span text:style-name="T12">team working skills, </text:span></text:p>
      <text:p text:style-name="P9"><text:span text:style-name="T72">and </text:span><text:span text:style-name="T71">presentation skills. </text:span>To be a better presenter I need to<text:span text:style-name="T12"> know the subject, know the time duration, know the audience, prepare </text:span>a presentation with <text:span text:style-name="T13">attention grabbing opening, body of speech, memorable close</text:span><text:span text:style-name="T12">, practice, rehearse, </text:span><text:span text:style-name="T29">and present with</text:span><text:span text:style-name="T13"> vocal variety, eye contact, body language. </text:span><text:span text:style-name="T29">This will result in enhanced audience engagement. </text:span><text:span text:style-name="T30">By improving </text:span><text:span text:style-name="T13">creativity, innovation, responsibility </text:span><text:span text:style-name="T30">I can increase</text:span><text:span text:style-name="T13"> productivity </text:span><text:span text:style-name="T30">in a team. So I can be a better leader with great leadership skills and motivate my peers to achieve greater goals together.</text:span><text:span text:style-name="T13"> </text:span><text:span text:style-name="T31">T</text:span><text:span text:style-name="T13">aking risks together </text:span><text:span text:style-name="T31">as a team builds</text:span><text:span text:style-name="T13"> cross-functional-interdependency </text:span><text:span text:style-name="T31">and by working as team,</text:span><text:span text:style-name="T13"> embrac</text:span><text:span text:style-name="T31">ing</text:span><text:span text:style-name="T13"> diversity, differences </text:span><text:span text:style-name="T31">I can help others and feel better about contributing to others. </text:span><text:span text:style-name="T74">I plan to ask for </text:span><text:span text:style-name="T76">help, questions </text:span><text:span text:style-name="T74">without hesitation. D</text:span><text:span text:style-name="T76">iscussions, brainstorming sessions </text:span><text:span text:style-name="T74">with peers will help me grow.</text:span><text:span text:style-name="T13"> </text:span><text:span text:style-name="T31">Practising </text:span><text:span text:style-name="T14">accountability, self-discipline </text:span><text:span text:style-name="T31">will help me become a better leader and communicator. T</text:span><text:span text:style-name="T14">eam-effort, </text:span><text:span text:style-name="T31">valuing </text:span><text:span text:style-name="T15">feedbacks, </text:span><text:span text:style-name="T31">adopting </text:span><text:span text:style-name="T15">questioning culture, </text:span><text:span text:style-name="T16">adaptability, contributing, valuing </text:span><text:span text:style-name="T31">other’s </text:span><text:span text:style-name="T16">contribution</text:span><text:span text:style-name="T31">s</text:span><text:span text:style-name="T16">, questioning skills, </text:span><text:span text:style-name="T31">asking </text:span><text:span text:style-name="T16">effective questions, </text:span><text:span text:style-name="T32">asking</text:span><text:span text:style-name="T16"> open ended questions, </text:span><text:span text:style-name="T32">practising </text:span><text:span text:style-name="T16">self reflection, setting up a personal vision, personal brand </text:span><text:span text:style-name="T32">are my long term goals in career development. C</text:span><text:span text:style-name="T16">ontributing to IT community, </text:span><text:span text:style-name="T33">Sri-Lanka and the open source community are one of my core values.</text:span><text:span text:style-name="T16"> </text:span><text:span text:style-name="T33">I</text:span><text:span text:style-name="T17">dentifying values &amp; strengths </text:span><text:span text:style-name="T33">for my</text:span><text:span text:style-name="T17"> personal development, </text:span><text:span text:style-name="T33">maintaining a consistent </text:span><text:span text:style-name="T17">social media presence, networking, netweaving, </text:span><text:span text:style-name="T18">continuous learning, find</text:span><text:span text:style-name="T33">ing</text:span><text:span text:style-name="T18"> mentors, look</text:span><text:span text:style-name="T33">ing</text:span><text:span text:style-name="T18"> at the world as a creator </text:span><text:span text:style-name="T34">rather than a mere consumer will open doors to many opportunities. Learning to </text:span><text:span text:style-name="T19">hand</text:span><text:span text:style-name="T34">le</text:span><text:span text:style-name="T19"> criticisms, creating &amp; contributing to open source projects, </text:span><text:span text:style-name="T34">attending </text:span><text:span text:style-name="T20">meetups, hackathons, conferences, </text:span><text:span text:style-name="T34">will help me grow my professional network. </text:span><text:span text:style-name="T36">I want to k</text:span><text:span text:style-name="T21">now </text:span><text:span text:style-name="T35">my</text:span><text:span text:style-name="T21">self </text:span><text:span text:style-name="T36">better</text:span><text:span text:style-name="T21">, understand options </text:span><text:span text:style-name="T36">available for me</text:span><text:span text:style-name="T21">, </text:span><text:span text:style-name="T36">improve </text:span><text:span text:style-name="T21">problem solving </text:span><text:span text:style-name="T36">skills</text:span><text:span text:style-name="T21">, </text:span><text:span text:style-name="T36">critical thinking skills, reasoning skills, </text:span><text:span text:style-name="T21">time management </text:span><text:span text:style-name="T36">skills and </text:span><text:span text:style-name="T21">computational thinking. </text:span><text:span text:style-name="T36">I also want to develop a </text:span><text:span text:style-name="T22">professional attitude, </text:span><text:span text:style-name="T36">by which I can carry myself appropriately and achieve what is expected from me independently. </text:span><text:span text:style-name="T37">I also want to have a strong </text:span><text:span text:style-name="T22">ethics, morals </text:span><text:span text:style-name="T37">codes so that I don’t give in to temptations </text:span><text:span text:style-name="T38">in professional life.</text:span></text:p>
      <text:p text:style-name="P6"><text:s/></text:p>
      <text:p text:style-name="P1"/>
      <text:p text:style-name="P1"/>
      <text:p text:style-name="P7">Short term:</text:p>
      <text:p text:style-name="P7"/>
      <text:p text:style-name="P8"><text:span text:style-name="T1">I plan to </text:span><text:span text:style-name="T41">work on the following skills in order to improve myself. This includes developing my communication skills, developing self confidence, empathetic listening, and learning to be a team player. </text:span><text:span text:style-name="T43">A</text:span><text:span text:style-name="T45">ttending events, meetups, </text:span><text:span text:style-name="T47">hackathons, </text:span><text:span text:style-name="T45">conferences purposefully to engage with people. </text:span><text:span text:style-name="T47">By </text:span><text:span text:style-name="T49">interacting with more people, </text:span><text:span text:style-name="T47">I can </text:span><text:span text:style-name="T49">buil</text:span><text:span text:style-name="T47">d </text:span><text:span text:style-name="T49">lasting relationships. </text:span><text:span text:style-name="T51">And this als</text:span><text:span text:style-name="T53">o </text:span><text:span text:style-name="T51">helps you establish my personal branding with authenticity. </text:span><text:span text:style-name="T49">Also I plan to improve my public speaking skills. <text:s/></text:span><text:span text:style-name="T55">M</text:span><text:span text:style-name="T57">aintaining a consistent presence in social media, blogs </text:span><text:span text:style-name="T55">&amp; other social media may help me find more like minded individuals &amp; peers who can help me or to whom I can help. This opens up chances for networking &amp; netweaving. </text:span><text:span text:style-name="T57">Having a clear </text:span><text:span text:style-name="T59">personal </text:span><text:span text:style-name="T57">v</text:span><text:span text:style-name="T61">ision </text:span><text:span text:style-name="T63">will help </text:span><text:span text:style-name="T59">build a strong personal brand</text:span><text:span text:style-name="T63">. Knowing myself, my</text:span><text:span text:style-name="T61"> strengths, </text:span><text:span text:style-name="T63">weaknesses will help</text:span><text:span text:style-name="T61"> </text:span><text:span text:style-name="T63">in setting achievable </text:span><text:span text:style-name="T61">goals </text:span><text:span text:style-name="T65">by weighing possible </text:span><text:span text:style-name="T67">career options</text:span><text:span text:style-name="T61">. </text:span><text:span text:style-name="T63">Ambitions without</text:span><text:span text:style-name="T61"> ethics, morals </text:span><text:span text:style-name="T63">can lead to disastrous decisions that can ruin one’s life.</text:span><text:span text:style-name="T61"> </text:span><text:span text:style-name="T63">M</text:span><text:span text:style-name="T69">entor</text:span><text:span text:style-name="T59">ing</text:span><text:span text:style-name="T69"> </text:span><text:span text:style-name="T63">kids or newbies will </text:span><text:span text:style-name="T59">help contribute to the society</text:span><text:span text:style-name="T63">. C</text:span><text:span text:style-name="T69">reativity, </text:span><text:span text:style-name="T59">innovative thing</text:span><text:span text:style-name="T69"> </text:span><text:span text:style-name="T59">are </text:span><text:span text:style-name="T63">also crucial when it comes to </text:span><text:span text:style-name="T67">professional </text:span><text:span text:style-name="T63">advancement. </text:span><text:span text:style-name="T65">And I plan to develop a professional </text:span><text:span text:style-name="T67">attitude </text:span><text:span text:style-name="T65">that will earn myself respect in professional settings.</text:span><text:span text:style-name="T67"> </text:span></text:p>
      <text:p text:style-name="P3"/>
      <text:p text:style-name="P7"/>
      <text:p text:style-name="P7"/>
      <text:p text:style-name="P7"/>
      <text:p text:style-name="P7"/>
      <text:p text:style-name="P7"/>
      <text:p text:style-name="P11"><text:soft-page-break/>3<text:span text:style-name="T77">rd</text:span> attempt </text:p>
      <text:p text:style-name="P11"/>
      <text:p text:style-name="P2"><text:bookmark text:name="yui_3_17_2_1_1656233044348_421"/>My strength in soft skills are communication skills, leadership skills, motivation skills, problem solving skills, creative thinking and team working skills.<text:line-break/><text:line-break/>I need to work on improving my other needed soft skills such as public speaking, presenting, communication, networking skills to advance my career and be successful.<text:line-break/><text:line-break/>I plan to work on the following skills in order to improve myself. This includes developing my communication skills, developing self confidence, empathetic listening, and learning to be a team player. Attending events, meetups, hackathons, conferences purposefully to engage with people. By interacting with more people, I can build lasting relationships. And this also helps you establish my personal branding with authenticity. Also I plan to improve my public speaking skills. Maintaining a consistent presence in social media, blogs &amp; other social media may help me find more like minded individuals &amp; peers who can help me or to whom I can help. This opens up chances for networking &amp; netweaving. Having a clear personal vision will help build a strong personal brand. Knowing myself, my strengths, weaknesses will help in setting achievable career goals. Ambitions without ethics, morals can lead to disastrous decisions that can ruin one’s life. Mentoring kids or newbies will help contribute to the society. Creativity, innovative thing are also crucial when it comes to professional advancement. And I plan to develop a professional attitude that will earn myself respect in professional settings. I plan to ask for help, questions without hesitation. Discussions, brainstorming sessions with peers will help me grow</text:p>
      <text:p text:style-name="Text_20_body"/>
      <text:p text:style-name="P2"><text:bookmark text:name="yui_3_17_2_1_1656233061865_422"/> This will result in enhanced audience engagement. By improving creativity, innovation, responsibility I can increase productivity in a team. So I can be a better leader with great leadership skills and motivate my peers to achieve greater goals together. Taking risks together as a team builds cross functional interdependency and by working as team, embracing diversity &amp; differences I can help others and feel better about contributing to others. practicing accountability, self-discipline will help me become a better leader and communicator. Team-effort, valuing feedbacks, adopting questioning culture, adaptability, contributing, valuing other’s contributions, questioning skills, asking effective questions, asking open ended questions, practicing self reflection, setting up a personal vision, personal brand are my long term goals. Contributing to open source IT community, Sri-Lanka are one of my core values. Identifying values &amp; strengths for my personal development, maintaining a consistent social media presence, networking, netweaving, continuous learning, finding mentors, looking at the world as a creator rather than a mere consumer will open many doors. Learning to handle criticisms, creating &amp; contributing to open source projects, attending meetups, hackathons, conferences, will help me grow my professional network. I want to know myself better, understand options available for me, improve  critical thinking, reasoning, time management skills and computational thinking. I will develop a professional attitude, so I can achieve what is expected from me independently. I also want to have a strong ethics, morals codes so that I don’t give in to temptations in professional life.</text:p>
      <text:p text:style-name="Text_20_body"/>
      <text:p text:style-name="Text_20_body"/>
      <text:p text:style-name="P11"/>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5T08:26:22.281000000</meta:creation-date>
    <meta:generator>LibreOffice/7.3.4.2$Windows_X86_64 LibreOffice_project/728fec16bd5f605073805c3c9e7c4212a0120dc5</meta:generator>
    <dc:date>2022-06-26T14:14:27.644000000</dc:date>
    <meta:editing-duration>PT3H7M13S</meta:editing-duration>
    <meta:editing-cycles>46</meta:editing-cycles>
    <meta:document-statistic meta:table-count="0" meta:image-count="0" meta:object-count="0" meta:page-count="3" meta:paragraph-count="9" meta:word-count="1031" meta:character-count="6982" meta:non-whitespace-character-count="5950"/>
  </office:meta>
</office:document-meta>
</file>